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list-style-name="L1">
      <style:graphic-properties fo:min-height="14.5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r3" style:family="presentation" style:parent-style-name="DNA-title">
      <style:graphic-properties fo:min-height="2.6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P1" style:family="paragraph">
      <style:paragraph-properties fo:margin-left="0cm" fo:margin-right="0cm" fo:text-align="center" fo:text-indent="0cm" style:writing-mode="lr-tb"/>
      <style:text-properties fo:language="fr" fo:country="FR"/>
    </style:style>
    <style:style style:name="P2" style:family="paragraph">
      <loext:graphic-properties draw:fill-color="#ffffff"/>
      <style:paragraph-properties style:writing-mode="lr-tb"/>
      <style:text-properties fo:language="fr" fo:country="FR"/>
    </style:style>
    <style:style style:name="P3" style:family="paragraph">
      <style:text-properties fo:language="fr" fo:country="FR"/>
    </style:style>
    <style:style style:name="P4" style:family="paragraph">
      <style:paragraph-properties fo:margin-left="0cm" fo:margin-right="0cm" fo:margin-top="0cm" fo:margin-bottom="0.374cm" fo:text-indent="0cm"/>
      <style:text-properties fo:language="fr" fo:country="FR"/>
    </style:style>
    <style:style style:name="P5" style:family="paragraph">
      <loext:graphic-properties draw:fill-color="#ffffff"/>
      <style:text-properties fo:language="fr" fo:country="FR"/>
    </style:style>
    <style:style style:name="P6" style:family="paragraph">
      <style:paragraph-properties fo:text-align="center"/>
      <style:text-properties fo:font-weight="bold" style:font-weight-asian="bold" style:font-weight-complex="bold"/>
    </style:style>
    <style:style style:name="P7" style:family="paragraph">
      <style:paragraph-properties fo:text-align="center"/>
    </style:style>
    <style:style style:name="P8" style:family="paragraph">
      <loext:graphic-properties draw:fill-color="#ffffff"/>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2" style:family="text">
      <style:text-properties style:font-name="Liberation Sans2" style:font-name-asian="Liberation Sans2" style:font-name-complex="Liberation Sans2"/>
    </style:style>
    <style:style style:name="T3" style:family="text">
      <style:text-properties style:font-name="Liberation Sans" style:font-name-asian="Liberation Sans2" style:font-name-complex="Liberation Sans2"/>
    </style:style>
    <style:style style:name="T4" style:family="text">
      <style:text-properties fo:language="fr" fo:country="F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14.5cm" svg:x="4.5cm" svg:y="0.5cm" presentation:class="title" presentation:user-transformed="true">
          <draw:text-box>
            <text:p text:style-name="P1"><text:span text:style-name="T1">Traitement de données</text:span><text:span text:style-name="T1"><text:line-break/></text:span>Projet de Holter tensionnel intelligent</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3" draw:text-style-name="P3" draw:layer="layout" svg:width="22.5cm" svg:height="2.6cm" svg:x="4.5cm" svg:y="0.6cm" presentation:class="title">
          <draw:text-box>
            <text:p text:style-name="P3">Objectif</text:p>
          </draw:text-box>
        </draw:frame>
        <draw:frame presentation:style-name="pr4" draw:text-style-name="P3" draw:layer="layout" svg:width="22.5cm" svg:height="10.7cm" svg:x="4.5cm" svg:y="3.8cm" presentation:class="outline" presentation:user-transformed="true">
          <draw:text-box>
            <text:list text:style-name="L2">
              <text:list-header>
                <text:p text:style-name="P3"/>
                <text:p text:style-name="P3"/>
                <text:p text:style-name="P3"><text:span text:style-name="T2">→</text:span><text:span text:style-name="T3"> </text:span>Créer un système de mesure de la pression artérielle « intelligent »</text:p>
                <text:p text:style-name="P3"/>
                <text:p text:style-name="P3"/>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5" draw:layer="layout" svg:width="17cm" svg:height="14cm" svg:x="2cm" svg:y="13cm" presentation:class="notes">
            <draw:text-box>
              <text:list text:style-name="L2">
                <text:list-header>
                  <text:p text:style-name="P4"><text:span text:style-name="T4">Plusieurs mesures ont été faites sur des patients pendant des journées entières, et donc peuvent contenir des artefacts parmi les mesures exploitables à cause de mouvements parasites, etc.</text:span></text:p>
                  <text:p text:style-name="P4"><text:span text:style-name="T4">A partir de l’évaluation de leur validité par un médecin cardiologue, l’objectif est de créer un système permettant de prédire efficacement et en direct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Données en entrée</text:p>
          </draw:text-box>
        </draw:frame>
        <draw:frame presentation:style-name="pr4" draw:layer="layout" svg:width="22.5cm" svg:height="2.7cm" svg:x="4cm" svg:y="3.8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7.25cm" svg:y="8.609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6">Entraînement</text:p>
              </table:table-cell>
              <table:table-cell>
                <text:p text:style-name="P6">Validation</text:p>
              </table:table-cell>
              <table:table-cell>
                <text:p text:style-name="P6">Test</text:p>
              </table:table-cell>
            </table:table-row>
            <table:table-row table:style-name="ro2" table:default-cell-style-name="ce2">
              <table:table-cell>
                <text:p text:style-name="P7">data1</text:p>
              </table:table-cell>
              <table:table-cell>
                <text:p text:style-name="P7">data2</text:p>
              </table:table-cell>
              <table:table-cell>
                <text:p text:style-name="P7">data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8" draw:layer="layout" svg:width="17cm" svg:height="14cm" svg:x="2cm" svg:y="13cm" presentation:class="notes">
            <draw:text-box>
              <text:p>Les jeux data1 et data2 contiennent des mesures pour un premier patient, et data3 pour un second. On va donc pouvoir entraîner nos modèles avec data1, vérifier leur bon fonctionnement de prédiction avec data2, puis comparer leurs performances en prédiction avec data3. </text:p>
            </draw:text-box>
          </draw:frame>
        </presentation:notes>
      </draw:page>
      <draw:page draw:name="page4" draw:style-name="dp1" draw:master-page-name="DNA" presentation:presentation-page-layout-name="AL2T1">
        <office:forms form:automatic-focus="false" form:apply-design-mode="false"/>
        <draw:frame presentation:style-name="pr3" draw:layer="layout" svg:width="22.5cm" svg:height="2.6cm" svg:x="4.5cm" svg:y="0.6cm" presentation:class="title" presentation:placeholder="true">
          <draw:text-box/>
        </draw:frame>
        <draw:frame presentation:style-name="pr4"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25M24S</meta:editing-duration>
    <meta:editing-cycles>4</meta:editing-cycles>
    <meta:generator>LibreOffice/7.4.6.2$Linux_X86_64 LibreOffice_project/40$Build-2</meta:generator>
    <dc:title>DNA</dc:title>
    <dc:date>2023-04-26T14:11:43.130507761</dc:date>
    <meta:document-statistic meta:object-count="118"/>
  </office:meta>
</office:document-meta>
</file>